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background-color="#c0c0c0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background-color="#c0c0c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c0c0c0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veral factors will need to be counterbalanced. To keep an overview I have studied the paper and present the following factors:</text:p>
      <text:p text:style-name="Standard"/>
      <text:p text:style-name="Standard">For a single set of stimuli (e.g. 'dofoe' and 'pima'):</text:p>
      <text:p text:style-name="Standard"><text:tab/>If the familirisation set should start with 'bal' or 'boek'.</text:p>
      <text:p text:style-name="Standard"><text:tab/>If it is infant directed or adult-directed speech.</text:p>
      <text:p text:style-name="Standard"><text:tab/>Which visual and audio stimuli are linked (e.g. 'dofoe' to image1 and 'pima' to image2).</text:p>
      <text:p text:style-name="Standard"><text:tab/>On which side a picture should be shown (i.e. left or right).</text:p>
      <text:p text:style-name="Standard"/>
      <text:p text:style-name="Standard">Each factor above has two levels. Together with two set of audio stimuli this makes for 32 possible configurations. Since each configuration consists of 5 phases this would entail changing 160 definition of trials. To lower this number the configuration is divided between participant variables and the participant group.</text:p>
      <text:p text:style-name="Standard"/>
      <text:p text:style-name="P2">Participant Fields:</text:p>
      <text:p text:style-name="P1">'condition': IDS or ADS</text:p>
      <text:p text:style-name="Standard">Determines if the infant directed or adult-directed speech audio stimuli should be used.</text:p>
      <text:p text:style-name="P1">'first_famil_picture': ball or book</text:p>
      <text:p text:style-name="Standard">Determines if the familiarization should start with the book or with the ball.</text:p>
      <text:p text:style-name="Standard"/>
      <text:p text:style-name="Standard"/>
      <text:p text:style-name="P2">Different groups:</text:p>
      <text:p text:style-name="Standard">Three factors are set with the group selection:</text:p>
      <text:p text:style-name="Standard">1. Which set of stimuli words should be used (i.e. [modi and dofoe] or [doboe and pima]).</text:p>
      <text:p text:style-name="Standard">2. Which image should be associated with the first word of the set (i.e. image1 or image2).</text:p>
      <text:p text:style-name="Standard">3. Which side this image should be displayed.</text:p>
      <text:p text:style-name="Standard"/>
      <text:p text:style-name="Standard">The group name is determined as follows:</text:p>
      <text:p text:style-name="Standard"><text:tab/><text:span text:style-name="T1">&lt;</text:span><text:span text:style-name="T3">SIDE</text:span><text:span text:style-name="T1">&gt;&lt;</text:span><text:span text:style-name="T3">IMAGE</text:span><text:span text:style-name="T1">&gt;&lt;</text:span><text:span text:style-name="T3">SET</text:span><text:span text:style-name="T1">&gt; (e.g. LEFT1MODI)</text:span></text:p>
      <text:p text:style-name="Standard">Where <text:span text:style-name="T2">SIDE</text:span> is either LEFT or RIGHT</text:p>
      <text:p text:style-name="Standard">Where <text:span text:style-name="T2">IMAGE</text:span> is either 1 or 2</text:p>
      <text:p text:style-name="Standard">Where <text:span text:style-name="T2">SET</text:span> is either DOBOE or MODI.</text:p>
      <text:p text:style-name="Standard">There are <text:span text:style-name="T4">eight</text:span> group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5-06-02T11:01:35</meta:creation-date>
    <dc:date>2015-06-02T11:19:18</dc:date>
    <dc:creator>Chris Run</dc:creator>
    <meta:editing-duration>PT2M32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23" meta:word-count="248" meta:character-count="1493" meta:non-whitespace-character-count="1263"/>
  </office:meta>
</office:document-meta>
</file>